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ServiceAssembly.setServiceAssemblyName( String serviceAssembl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erviceAssembly.doDepl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ServiceAssembly.DeployServiceAssem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erviceAssembly.getServiceAssembly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